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3" style:parent-style-name="Standaard" style:family="paragraph">
      <style:paragraph-properties fo:text-align="center"/>
    </style:style>
    <style:style style:name="T4" style:parent-style-name="Standaardalinea-lettertype" style:family="text">
      <style:text-properties fo:font-weight="bold" style:font-weight-asian="bold" style:font-weight-complex="bold"/>
    </style:style>
    <style:style style:name="T5" style:parent-style-name="Standaardalinea-lettertype" style:family="text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T6" style:parent-style-name="Standaardalinea-lettertype" style:family="text">
      <style:text-properties fo:font-weight="bold" style:font-weight-asian="bold" style:font-weight-complex="bold"/>
    </style:style>
    <style:style style:name="T7" style:parent-style-name="Standaardalinea-lettertype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Standaardalinea-lettertype" style:family="text">
      <style:text-properties fo:font-weight="bold" style:font-weight-asian="bold" style:font-weight-complex="bold"/>
    </style:style>
    <style:style style:name="T9" style:parent-style-name="Standaardalinea-lettertype" style:family="text">
      <style:text-properties fo:font-weight="bold" style:font-weight-asian="bold" style:font-weight-complex="bold"/>
    </style:style>
    <style:style style:name="P10" style:parent-style-name="Standa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Standaardalinea-lettertype" style:family="text">
      <style:text-properties fo:font-weight="bold" style:font-weight-asian="bold" style:font-weight-complex="bold"/>
    </style:style>
    <style:style style:name="T12" style:parent-style-name="Standaardalinea-lettertype" style:family="text">
      <style:text-properties fo:font-weight="bold" style:font-weight-asian="bold" style:font-weight-complex="bold"/>
    </style:style>
    <style:style style:name="T13" style:parent-style-name="Standaardalinea-lettertype" style:family="text">
      <style:text-properties fo:font-weight="bold" style:font-weight-asian="bold" style:font-weight-complex="bold"/>
    </style:style>
    <style:style style:name="T14" style:parent-style-name="Standaardalinea-lettertype" style:family="text">
      <style:text-properties fo:font-weight="bold" style:font-weight-asian="bold" style:font-weight-complex="bold"/>
    </style:style>
    <style:style style:name="T15" style:parent-style-name="Standaardalinea-lettertype" style:family="text">
      <style:text-properties fo:font-weight="bold" style:font-weight-asian="bold" style:font-weight-complex="bold"/>
    </style:style>
    <style:style style:name="P16" style:parent-style-name="Standa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Standaardalinea-lettertype" style:family="text">
      <style:text-properties fo:font-weight="bold" style:font-weight-asian="bold" style:font-weight-complex="bold"/>
    </style:style>
    <style:style style:name="T18" style:parent-style-name="Standaardalinea-lettertype" style:family="text">
      <style:text-properties fo:font-weight="bold" style:font-weight-asian="bold" style:font-weight-complex="bold"/>
    </style:style>
    <style:style style:name="P19" style:parent-style-name="Standa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Standaardalinea-lettertype" style:family="text">
      <style:text-properties fo:font-weight="bold" style:font-weight-asian="bold" style:font-weight-complex="bold"/>
    </style:style>
    <style:style style:name="T21" style:parent-style-name="Standaardalinea-lettertype" style:family="text">
      <style:text-properties fo:font-weight="bold" style:font-weight-asian="bold" style:font-weight-complex="bold"/>
    </style:style>
    <style:style style:name="T22" style:parent-style-name="Standaardalinea-lettertype" style:family="text">
      <style:text-properties fo:font-weight="bold" style:font-weight-asian="bold" style:font-weight-complex="bold"/>
    </style:style>
    <style:style style:name="T23" style:parent-style-name="Standaardalinea-lettertype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Standaardalinea-lettertype" style:family="text">
      <style:text-properties fo:font-weight="bold" style:font-weight-asian="bold" style:font-weight-complex="bold"/>
    </style:style>
    <style:style style:name="T25" style:parent-style-name="Standaardalinea-lettertype" style:family="text">
      <style:text-properties fo:font-weight="bold" style:font-weight-asian="bold" style:font-weight-complex="bold"/>
    </style:style>
    <style:style style:name="P26" style:parent-style-name="Standa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Standaardalinea-lettertype" style:family="text">
      <style:text-properties fo:font-weight="bold" style:font-weight-asian="bold" style:font-weight-complex="bold"/>
    </style:style>
    <style:style style:name="T28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29" style:parent-style-name="Standaardalinea-lettertype" style:family="text">
      <style:text-properties fo:font-weight="bold" style:font-weight-asian="bold" style:font-weight-complex="bold"/>
    </style:style>
    <style:style style:name="T30" style:parent-style-name="Standaardalinea-lettertype" style:family="text">
      <style:text-properties fo:font-weight="bold" style:font-weight-asian="bold" style:font-weight-complex="bold"/>
    </style:style>
    <style:style style:name="T31" style:parent-style-name="Standaardalinea-lettertype" style:family="text">
      <style:text-properties fo:font-weight="bold" style:font-weight-asian="bold" style:font-weight-complex="bold"/>
    </style:style>
    <style:style style:name="T32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Standaardalinea-lettertype" style:family="text">
      <style:text-properties fo:font-weight="bold" style:font-weight-asian="bold" style:font-weight-complex="bold"/>
    </style:style>
    <style:style style:name="T34" style:parent-style-name="Standaardalinea-lettertype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<text:s/>Acceptatietesten</text:p>
      <text:p text:style-name="P3"><text:span text:style-name="T4"><text:s/></text:span><text:span text:style-name="T5">Reguliere testen</text:span></text:p>
      <text:p text:style-name="Standaard"><text:span text:style-name="T6"><text:s/></text:span><text:span text:style-name="T7">Inloggen als admin</text:span></text:p>
      <text:p text:style-name="Standaard"><text:span text:style-name="T8">Scenario:</text:span><text:s/>Als admin voer ik correct mijn gebruikersnaam en wachtwoord in.<text:line-break/><text:span text:style-name="T9">Verwacht resultaat:</text:span><text:s/>Ik word succesvol ingelogd en zie het admin panel.</text:p>
      <text:p text:style-name="P10">Product uit winkelwagen verwijderen</text:p>
      <text:p text:style-name="Standaard"><text:span text:style-name="T11">Scenario</text:span><text:span text:style-name="T12">:<text:s/></text:span>Als gebruiker wil ik een product uit mijn winkelwagen kunnen verwijderen<text:span text:style-name="T13">.</text:span></text:p>
      <text:p text:style-name="Standaard"><text:span text:style-name="T14">Verwacht resultaat</text:span><text:span text:style-name="T15">:<text:s/></text:span>Het aantal producten in de winkelwagen wordt verlaagd of het product verdwijnt uit de winkelwagen.</text:p>
      <text:p text:style-name="P16"><text:s/>Uitloggen</text:p>
      <text:p text:style-name="Standaard"><text:span text:style-name="T17">Scenario:</text:span><text:s/>Als ingelogde gebruiker klik ik op de knop "Sign Out".<text:line-break/><text:span text:style-name="T18">Verwacht resultaat:</text:span><text:s/>Ik word uitgelogd en teruggestuurd naar de homepage.</text:p>
      <text:p text:style-name="P19">Navigeren naar Admin Panel</text:p>
      <text:p text:style-name="Standaard"><text:span text:style-name="T20">Scenario:</text:span><text:s/>Als admin zie ik de knop "Admin Panel" in het menu en klik erop.<text:line-break/><text:span text:style-name="T21">Verwacht resultaat:</text:span><text:s/>Ik word doorgestuurd naar het admin panel.</text:p>
      <text:p text:style-name="Standaard"><text:span text:style-name="T22"><text:s/></text:span><text:span text:style-name="T23">Profielpagina bekijken</text:span></text:p>
      <text:p text:style-name="Standaard"><text:span text:style-name="T24">Scenario:</text:span><text:s/>Als ingelogde gebruiker klik ik op "Profile".<text:line-break/><text:span text:style-name="T25">Verwacht resultaat:</text:span><text:s/>Mijn profielgegevens worden weergegeven.</text:p>
      <text:p text:style-name="Standaard"/>
      <text:p text:style-name="P26"><text:s/>Sad path testen</text:p>
      <text:p text:style-name="Standaard"><text:span text:style-name="T27"><text:s/></text:span><text:span text:style-name="T28">Inloggen met fout wachtwoord</text:span></text:p>
      <text:p text:style-name="Standaard"><text:span text:style-name="T29">Scenario:</text:span><text:s/>Als gebruiker voer ik een onjuiste gebruikersnaam of wachtwoord in.<text:line-break/><text:span text:style-name="T30">Verwacht resultaat:</text:span><text:s/>Ik krijg een<text:s/>foutmelding te zien.</text:p>
      <text:p text:style-name="Standaard"><text:span text:style-name="T31"><text:s/></text:span><text:span text:style-name="T32">Toegang tot Admin Panel zonder admin-rechten</text:span></text:p>
      <text:p text:style-name="Standaard"><text:span text:style-name="T33">Scenario:</text:span><text:s/>Als gewone gebruiker probeer ik handmatig het admin panel te openen.<text:line-break/><text:span text:style-name="T34">Verwacht resultaat:</text:span><text:s/>Ik krijg geen toegang en word automatisch doorgestuurd naar de homepage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than Charlie</meta:initial-creator>
    <dc:creator>Nathan Charlie</dc:creator>
    <meta:creation-date>2025-06-25T11:16:00Z</meta:creation-date>
    <dc:date>2025-06-25T11:36:00Z</dc:date>
    <meta:template xlink:href="Normal" xlink:type="simple"/>
    <meta:editing-cycles>1</meta:editing-cycles>
    <meta:editing-duration>PT1200S</meta:editing-duration>
    <meta:document-statistic meta:page-count="1" meta:paragraph-count="2" meta:word-count="199" meta:character-count="1293" meta:row-count="9" meta:non-whitespace-character-count="1096"/>
  </office:meta>
</office:document-meta>
</file>